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71pt" svg:height="255.23pt" svg:x="1326.78pt" svg:y="817.71pt">
            <loext:p draw:notify-on-update-of-ranges="Sheet1.C68:Sheet1.H68 Sheet1.B69:Sheet1.B69 Sheet1.C69:Sheet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2pt" svg:height="255.23pt" svg:x="1330.44pt" svg:y="1081.98pt">
            <loext:p draw:notify-on-update-of-ranges="Sheet1.C71:Sheet1.H71 Sheet1.B72:Sheet1.B72 Sheet1.C72:Sheet1.H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15pt" svg:height="255.23pt" svg:x="1319.02pt" svg:y="1366.61pt">
            <loext:p draw:notify-on-update-of-ranges="Sheet1.C88:Sheet1.I88 Sheet1.B89:Sheet1.B89 Sheet1.C89:Sheet1.I8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Combinar</text:p>
          </table:table-cell>
          <table:table-cell office:value-type="string" calcext:value-type="string">
            <text:p>lena.1024x768</text:p>
          </table:table-cell>
          <table:table-cell office:value-type="string" calcext:value-type="string">
            <text:p>100 iteraciones</text:p>
          </table:table-cell>
          <table:table-cell office:value-type="string" calcext:value-type="string">
            <text:p>Alfa 128.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iteracion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26432105049" calcext:value-type="float">
            <text:p>26432105049</text:p>
          </table:table-cell>
          <table:table-cell office:value-type="float" office:value="26210572276" calcext:value-type="float">
            <text:p>26210572276</text:p>
          </table:table-cell>
          <table:table-cell office:value-type="float" office:value="26178797312" calcext:value-type="float">
            <text:p>26178797312</text:p>
          </table:table-cell>
          <table:table-cell/>
          <table:table-cell office:value-type="string" calcext:value-type="string">
            <text:p>ciclos totales</text:p>
          </table:table-cell>
          <table:table-cell office:value-type="float" office:value="52187855143" calcext:value-type="float">
            <text:p>52187855143</text:p>
          </table:table-cell>
          <table:table-cell office:value-type="float" office:value="53357921882" calcext:value-type="float">
            <text:p>53357921882</text:p>
          </table:table-cell>
          <table:table-cell office:value-type="float" office:value="53379539795" calcext:value-type="float">
            <text:p>533795397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485984030" calcext:value-type="float">
            <text:p>27485984030</text:p>
          </table:table-cell>
          <table:table-cell office:value-type="float" office:value="26309557833" calcext:value-type="float">
            <text:p>26309557833</text:p>
          </table:table-cell>
          <table:table-cell office:value-type="float" office:value="26315339614" calcext:value-type="float">
            <text:p>26315339614</text:p>
          </table:table-cell>
          <table:table-cell table:number-columns-repeated="2"/>
          <table:table-cell office:value-type="float" office:value="51791615327" calcext:value-type="float">
            <text:p>51791615327</text:p>
          </table:table-cell>
          <table:table-cell office:value-type="float" office:value="52852992721" calcext:value-type="float">
            <text:p>52852992721</text:p>
          </table:table-cell>
          <table:table-cell office:value-type="float" office:value="52327228218" calcext:value-type="float">
            <text:p>523272282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980583953" calcext:value-type="float">
            <text:p>25980583953</text:p>
          </table:table-cell>
          <table:table-cell office:value-type="float" office:value="26067141832" calcext:value-type="float">
            <text:p>26067141832</text:p>
          </table:table-cell>
          <table:table-cell office:value-type="float" office:value="26437622407" calcext:value-type="float">
            <text:p>26437622407</text:p>
          </table:table-cell>
          <table:table-cell table:number-columns-repeated="2"/>
          <table:table-cell office:value-type="float" office:value="51427572688" calcext:value-type="float">
            <text:p>51427572688</text:p>
          </table:table-cell>
          <table:table-cell office:value-type="float" office:value="54076708441" calcext:value-type="float">
            <text:p>54076708441</text:p>
          </table:table-cell>
          <table:table-cell office:value-type="float" office:value="52005373462" calcext:value-type="float">
            <text:p>520053734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443535443" calcext:value-type="float">
            <text:p>26443535443</text:p>
          </table:table-cell>
          <table:table-cell office:value-type="float" office:value="26436929466" calcext:value-type="float">
            <text:p>26436929466</text:p>
          </table:table-cell>
          <table:table-cell office:value-type="float" office:value="26134895769" calcext:value-type="float">
            <text:p>26134895769</text:p>
          </table:table-cell>
          <table:table-cell table:number-columns-repeated="2"/>
          <table:table-cell office:value-type="float" office:value="51561735329" calcext:value-type="float">
            <text:p>51561735329</text:p>
          </table:table-cell>
          <table:table-cell office:value-type="float" office:value="52473790081" calcext:value-type="float">
            <text:p>52473790081</text:p>
          </table:table-cell>
          <table:table-cell office:value-type="float" office:value="54912521670" calcext:value-type="float">
            <text:p>549125216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975169517" calcext:value-type="float">
            <text:p>25975169517</text:p>
          </table:table-cell>
          <table:table-cell office:value-type="float" office:value="26001304624" calcext:value-type="float">
            <text:p>26001304624</text:p>
          </table:table-cell>
          <table:table-cell office:value-type="float" office:value="26726611957" calcext:value-type="float">
            <text:p>26726611957</text:p>
          </table:table-cell>
          <table:table-cell table:number-columns-repeated="2"/>
          <table:table-cell office:value-type="float" office:value="52819059568" calcext:value-type="float">
            <text:p>52819059568</text:p>
          </table:table-cell>
          <table:table-cell office:value-type="float" office:value="52961899376" calcext:value-type="float">
            <text:p>52961899376</text:p>
          </table:table-cell>
          <table:table-cell office:value-type="float" office:value="52295731971" calcext:value-type="float">
            <text:p>522957319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3:.C7])" office:value-type="float" office:value="26463475598.4" calcext:value-type="float">
            <text:p>26463475598.4</text:p>
          </table:table-cell>
          <table:table-cell table:formula="of:=AVERAGE([.D3:.D7])" office:value-type="float" office:value="26205101206.2" calcext:value-type="float">
            <text:p>26205101206.2</text:p>
          </table:table-cell>
          <table:table-cell table:formula="of:=AVERAGE([.E3:.E7])" office:value-type="float" office:value="26358653411.8" calcext:value-type="float">
            <text:p>26358653411.8</text:p>
          </table:table-cell>
          <table:table-cell/>
          <table:table-cell office:value-type="string" calcext:value-type="string">
            <text:p>Promedio</text:p>
          </table:table-cell>
          <table:table-cell table:formula="of:=AVERAGE([.H3:.H7])" office:value-type="float" office:value="51957567611" calcext:value-type="float">
            <text:p>51957567611</text:p>
          </table:table-cell>
          <table:table-cell table:formula="of:=AVERAGE([.I3:.I7])" office:value-type="float" office:value="53144662500.2" calcext:value-type="float">
            <text:p>53144662500.2</text:p>
          </table:table-cell>
          <table:table-cell table:formula="of:=AVERAGE([.J3:.J7])" office:value-type="float" office:value="52984079023.2" calcext:value-type="float">
            <text:p>52984079023.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3:.C7])" office:value-type="float" office:value="25975169517" calcext:value-type="float">
            <text:p>25975169517</text:p>
          </table:table-cell>
          <table:table-cell table:formula="of:=MIN([.D3:.D7])" office:value-type="float" office:value="26001304624" calcext:value-type="float">
            <text:p>26001304624</text:p>
          </table:table-cell>
          <table:table-cell table:formula="of:=MIN([.E3:.E7])" office:value-type="float" office:value="26134895769" calcext:value-type="float">
            <text:p>26134895769</text:p>
          </table:table-cell>
          <table:table-cell/>
          <table:table-cell office:value-type="string" calcext:value-type="string">
            <text:p>Minimo</text:p>
          </table:table-cell>
          <table:table-cell table:formula="of:=MIN([.H3:.H7])" office:value-type="float" office:value="51427572688" calcext:value-type="float">
            <text:p>51427572688</text:p>
          </table:table-cell>
          <table:table-cell table:formula="of:=MIN([.I3:.I7])" office:value-type="float" office:value="52473790081" calcext:value-type="float">
            <text:p>52473790081</text:p>
          </table:table-cell>
          <table:table-cell table:formula="of:=MIN([.J3:.J7])" office:value-type="float" office:value="52005373462" calcext:value-type="float">
            <text:p>52005373462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105420413539" calcext:value-type="float">
            <text:p>105420413539</text:p>
          </table:table-cell>
          <table:table-cell/>
          <table:table-cell office:value-type="float" office:value="102924251128" calcext:value-type="float">
            <text:p>102924251128</text:p>
          </table:table-cell>
          <table:table-cell office:value-type="float" office:value="164180774423" calcext:value-type="float">
            <text:p>164180774423</text:p>
          </table:table-cell>
          <table:table-cell table:number-columns-repeated="2"/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4554653038" calcext:value-type="float">
            <text:p>104554653038</text:p>
          </table:table-cell>
          <table:table-cell office:value-type="float" office:value="103791451212" calcext:value-type="float">
            <text:p>103791451212</text:p>
          </table:table-cell>
          <table:table-cell office:value-type="float" office:value="163240980665" calcext:value-type="float">
            <text:p>163240980665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2" office:value-type="float" office:value="14416129" calcext:value-type="float">
            <text:p>14416129</text:p>
          </table:table-cell>
          <table:table-cell office:value-type="float" office:value="7043327" calcext:value-type="float">
            <text:p>70433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52423804" calcext:value-type="float">
            <text:p>103052423804</text:p>
          </table:table-cell>
          <table:table-cell office:value-type="float" office:value="105596461306" calcext:value-type="float">
            <text:p>105596461306</text:p>
          </table:table-cell>
          <table:table-cell office:value-type="float" office:value="103670510827" calcext:value-type="float">
            <text:p>103670510827</text:p>
          </table:table-cell>
          <table:table-cell office:value-type="float" office:value="163836193631" calcext:value-type="float">
            <text:p>163836193631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2" table:style-name="ce1" office:value-type="percentage" office:value="0.022" calcext:value-type="percentage">
            <text:p>2.20%</text:p>
          </table:table-cell>
          <table:table-cell table:style-name="ce1" office:value-type="percentage" office:value="0.088" calcext:value-type="percentage">
            <text:p>8.80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14021540" calcext:value-type="float">
            <text:p>103014021540</text:p>
          </table:table-cell>
          <table:table-cell office:value-type="float" office:value="102736512923" calcext:value-type="float">
            <text:p>102736512923</text:p>
          </table:table-cell>
          <table:table-cell/>
          <table:table-cell office:value-type="float" office:value="163098971163" calcext:value-type="float">
            <text:p>163098971163</text:p>
          </table:table-cell>
          <table:table-cell/>
          <table:table-cell office:value-type="string" calcext:value-type="string">
            <text:p>Cache miss</text:p>
          </table:table-cell>
          <table:table-cell/>
          <table:table-cell table:number-columns-repeated="2" table:style-name="ce1" office:value-type="percentage" office:value="0.132" calcext:value-type="percentage">
            <text:p>13.20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040374485" calcext:value-type="float">
            <text:p>104040374485</text:p>
          </table:table-cell>
          <table:table-cell office:value-type="float" office:value="103695943873" calcext:value-type="float">
            <text:p>103695943873</text:p>
          </table:table-cell>
          <table:table-cell office:value-type="float" office:value="102778898312" calcext:value-type="float">
            <text:p>102778898312</text:p>
          </table:table-cell>
          <table:table-cell office:value-type="float" office:value="164014984049" calcext:value-type="float">
            <text:p>1640149840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13:.C17])" office:value-type="float" office:value="103881808342" calcext:value-type="float">
            <text:p>103881808342</text:p>
          </table:table-cell>
          <table:table-cell table:formula="of:=AVERAGE([.D13:.D17])" office:value-type="float" office:value="104145892785" calcext:value-type="float">
            <text:p>104145892785</text:p>
          </table:table-cell>
          <table:table-cell table:formula="of:=AVERAGE([.E13:.E17])" office:value-type="float" office:value="103291277869.75" calcext:value-type="float">
            <text:p>103291277869.75</text:p>
          </table:table-cell>
          <table:table-cell table:formula="of:=AVERAGE([.F13:.F17])" office:value-type="float" office:value="163674380786.2" calcext:value-type="float">
            <text:p>163674380786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13:.C17])" office:value-type="float" office:value="103014021540" calcext:value-type="float">
            <text:p>103014021540</text:p>
          </table:table-cell>
          <table:table-cell table:formula="of:=MIN([.D13:.D17])" office:value-type="float" office:value="102736512923" calcext:value-type="float">
            <text:p>102736512923</text:p>
          </table:table-cell>
          <table:table-cell table:formula="of:=MIN([.E13:.E17])" office:value-type="float" office:value="102778898312" calcext:value-type="float">
            <text:p>102778898312</text:p>
          </table:table-cell>
          <table:table-cell table:formula="of:=MIN([.F13:.F17])" office:value-type="float" office:value="163098971163" calcext:value-type="float">
            <text:p>1630989711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/>
          <table:table-cell office:value-type="float" office:value="165692249077" calcext:value-type="float">
            <text:p>165692249077</text:p>
          </table:table-cell>
          <table:table-cell office:value-type="float" office:value="164610706465" calcext:value-type="float">
            <text:p>164610706465</text:p>
          </table:table-cell>
          <table:table-cell office:value-type="float" office:value="164272339910" calcext:value-type="float">
            <text:p>16427233991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64533609890" calcext:value-type="float">
            <text:p>164533609890</text:p>
          </table:table-cell>
          <table:table-cell office:value-type="float" office:value="162981711514" calcext:value-type="float">
            <text:p>162981711514</text:p>
          </table:table-cell>
          <table:table-cell office:value-type="float" office:value="163494184851" calcext:value-type="float">
            <text:p>163494184851</text:p>
          </table:table-cell>
          <table:table-cell table:number-columns-repeated="2"/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4189857308" calcext:value-type="float">
            <text:p>164189857308</text:p>
          </table:table-cell>
          <table:table-cell office:value-type="float" office:value="164290229174" calcext:value-type="float">
            <text:p>164290229174</text:p>
          </table:table-cell>
          <table:table-cell office:value-type="float" office:value="165030813091" calcext:value-type="float">
            <text:p>165030813091</text:p>
          </table:table-cell>
          <table:table-cell/>
          <table:table-cell office:value-type="string" calcext:value-type="string">
            <text:p>Branches</text:p>
          </table:table-cell>
          <table:table-cell office:value-type="float" office:value="7043322" calcext:value-type="float">
            <text:p>7043322</text:p>
          </table:table-cell>
          <table:table-cell table:number-columns-repeated="2" office:value-type="float" office:value="7043328" calcext:value-type="float">
            <text:p>70433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4778408039" calcext:value-type="float">
            <text:p>164778408039</text:p>
          </table:table-cell>
          <table:table-cell office:value-type="float" office:value="164563980845" calcext:value-type="float">
            <text:p>164563980845</text:p>
          </table:table-cell>
          <table:table-cell office:value-type="float" office:value="164327255513" calcext:value-type="float">
            <text:p>164327255513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3" table:style-name="ce1" office:value-type="percentage" office:value="0.088" calcext:value-type="percentage">
            <text:p>8.80%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3564663601" calcext:value-type="float">
            <text:p>163564663601</text:p>
          </table:table-cell>
          <table:table-cell office:value-type="float" office:value="162782633014" calcext:value-type="float">
            <text:p>162782633014</text:p>
          </table:table-cell>
          <table:table-cell office:value-type="float" office:value="163023383482" calcext:value-type="float">
            <text:p>163023383482</text:p>
          </table:table-cell>
          <table:table-cell/>
          <table:table-cell office:value-type="string" calcext:value-type="string">
            <text:p>Cache miss</text:p>
          </table:table-cell>
          <table:table-cell table:number-columns-repeated="3" table:style-name="ce1" office:value-type="percentage" office:value="0.132" calcext:value-type="percentage">
            <text:p>13.2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/>
          <table:table-cell table:formula="of:=AVERAGE([.D23:.D27])" office:value-type="float" office:value="164551757583" calcext:value-type="float">
            <text:p>164551757583</text:p>
          </table:table-cell>
          <table:table-cell table:formula="of:=AVERAGE([.E23:.E27])" office:value-type="float" office:value="163845852202.4" calcext:value-type="float">
            <text:p>163845852202.4</text:p>
          </table:table-cell>
          <table:table-cell table:formula="of:=AVERAGE([.F23:.F27])" office:value-type="float" office:value="164029595369.4" calcext:value-type="float">
            <text:p>164029595369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/>
          <table:table-cell table:formula="of:=MIN([.D23:.D27])" office:value-type="float" office:value="163564663601" calcext:value-type="float">
            <text:p>163564663601</text:p>
          </table:table-cell>
          <table:table-cell table:formula="of:=MIN([.E23:.E27])" office:value-type="float" office:value="162782633014" calcext:value-type="float">
            <text:p>162782633014</text:p>
          </table:table-cell>
          <table:table-cell table:formula="of:=MIN([.F23:.F27])" office:value-type="float" office:value="163023383482" calcext:value-type="float">
            <text:p>16302338348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racion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98911279242" calcext:value-type="float">
            <text:p>98911279242</text:p>
          </table:table-cell>
          <table:table-cell office:value-type="float" office:value="98991465075" calcext:value-type="float">
            <text:p>98991465075</text:p>
          </table:table-cell>
          <table:table-cell office:value-type="float" office:value="98103481732" calcext:value-type="float">
            <text:p>98103481732</text:p>
          </table:table-cell>
          <table:table-cell office:value-type="float" office:value="98586114121" calcext:value-type="float">
            <text:p>985861141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6449385029" calcext:value-type="float">
            <text:p>106449385029</text:p>
          </table:table-cell>
          <table:table-cell office:value-type="float" office:value="98228401782" calcext:value-type="float">
            <text:p>98228401782</text:p>
          </table:table-cell>
          <table:table-cell office:value-type="float" office:value="97717818235" calcext:value-type="float">
            <text:p>97717818235</text:p>
          </table:table-cell>
          <table:table-cell office:value-type="float" office:value="98357736430" calcext:value-type="float">
            <text:p>98357736430</text:p>
          </table:table-cell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7914060076" calcext:value-type="float">
            <text:p>107914060076</text:p>
          </table:table-cell>
          <table:table-cell office:value-type="float" office:value="99065314531" calcext:value-type="float">
            <text:p>99065314531</text:p>
          </table:table-cell>
          <table:table-cell office:value-type="float" office:value="98110339841" calcext:value-type="float">
            <text:p>98110339841</text:p>
          </table:table-cell>
          <table:table-cell office:value-type="float" office:value="99107648171" calcext:value-type="float">
            <text:p>99107648171</text:p>
          </table:table-cell>
          <table:table-cell/>
          <table:table-cell office:value-type="string" calcext:value-type="string">
            <text:p>Branches</text:p>
          </table:table-cell>
          <table:table-cell office:value-type="float" office:value="24246526" calcext:value-type="float">
            <text:p>24246526</text:p>
          </table:table-cell>
          <table:table-cell table:number-columns-repeated="3" office:value-type="float" office:value="24246525" calcext:value-type="float">
            <text:p>242465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7176770604" calcext:value-type="float">
            <text:p>107176770604</text:p>
          </table:table-cell>
          <table:table-cell office:value-type="float" office:value="99038225852" calcext:value-type="float">
            <text:p>99038225852</text:p>
          </table:table-cell>
          <table:table-cell office:value-type="float" office:value="98702954157" calcext:value-type="float">
            <text:p>98702954157</text:p>
          </table:table-cell>
          <table:table-cell office:value-type="float" office:value="98723148137" calcext:value-type="float">
            <text:p>98723148137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4" table:style-name="ce1" office:value-type="percentage" office:value="0.013" calcext:value-type="percentage">
            <text:p>1.3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8474195536" calcext:value-type="float">
            <text:p>98474195536</text:p>
          </table:table-cell>
          <table:table-cell office:value-type="float" office:value="99388501546" calcext:value-type="float">
            <text:p>99388501546</text:p>
          </table:table-cell>
          <table:table-cell office:value-type="float" office:value="98846348824" calcext:value-type="float">
            <text:p>98846348824</text:p>
          </table:table-cell>
          <table:table-cell office:value-type="float" office:value="98065969115" calcext:value-type="float">
            <text:p>98065969115</text:p>
          </table:table-cell>
          <table:table-cell/>
          <table:table-cell office:value-type="string" calcext:value-type="string">
            <text:p>Cache miss</text:p>
          </table:table-cell>
          <table:table-cell table:number-columns-repeated="4" table:style-name="ce1" office:value-type="percentage" office:value="0.132" calcext:value-type="percentage">
            <text:p>13.20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34:.C38])" office:value-type="float" office:value="103785138097.4" calcext:value-type="float">
            <text:p>103785138097.4</text:p>
          </table:table-cell>
          <table:table-cell table:formula="of:=AVERAGE([.D34:.D38])" office:value-type="float" office:value="98942381757.2" calcext:value-type="float">
            <text:p>98942381757.2</text:p>
          </table:table-cell>
          <table:table-cell table:formula="of:=AVERAGE([.E34:.E38])" office:value-type="float" office:value="98296188557.8" calcext:value-type="float">
            <text:p>98296188557.8</text:p>
          </table:table-cell>
          <table:table-cell table:formula="of:=AVERAGE([.F34:.F38])" office:value-type="float" office:value="98568123194.8" calcext:value-type="float">
            <text:p>98568123194.8</text:p>
          </table:table-cell>
          <table:table-cell table:number-columns-repeated="2"/>
          <table:table-cell table:number-columns-repeated="4"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34:.C38])" office:value-type="float" office:value="98474195536" calcext:value-type="float">
            <text:p>98474195536</text:p>
          </table:table-cell>
          <table:table-cell table:formula="of:=MIN([.D34:.D38])" office:value-type="float" office:value="98228401782" calcext:value-type="float">
            <text:p>98228401782</text:p>
          </table:table-cell>
          <table:table-cell table:formula="of:=MIN([.E34:.E38])" office:value-type="float" office:value="97717818235" calcext:value-type="float">
            <text:p>97717818235</text:p>
          </table:table-cell>
          <table:table-cell table:formula="of:=MIN([.F34:.F38])" office:value-type="float" office:value="98065969115" calcext:value-type="float">
            <text:p>98065969115</text:p>
          </table:table-cell>
          <table:table-cell/>
          <table:table-cell office:value-type="string" calcext:value-type="string">
            <text:p>D refs</text:p>
          </table:table-cell>
          <table:table-cell office:value-type="float" office:value="298937218" calcext:value-type="float">
            <text:p>298937218</text:p>
          </table:table-cell>
          <table:table-cell office:value-type="float" office:value="298937212" calcext:value-type="float">
            <text:p>298937212</text:p>
          </table:table-cell>
          <table:table-cell table:number-columns-repeated="2" office:value-type="float" office:value="298937218" calcext:value-type="float">
            <text:p>29893721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LL refs</text:p>
          </table:table-cell>
          <table:table-cell table:number-columns-repeated="4" office:value-type="float" office:value="39515971" calcext:value-type="float">
            <text:p>39515971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racione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32</text:p>
          </table:table-cell>
          <table:table-cell office:value-type="string" calcext:value-type="string">
            <text:p>Unroll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racion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67112295555" calcext:value-type="float">
            <text:p>67112295555</text:p>
          </table:table-cell>
          <table:table-cell office:value-type="float" office:value="67191418547" calcext:value-type="float">
            <text:p>67191418547</text:p>
          </table:table-cell>
          <table:table-cell office:value-type="float" office:value="64612165256" calcext:value-type="float">
            <text:p>64612165256</text:p>
          </table:table-cell>
          <table:table-cell office:value-type="float" office:value="62171957559" calcext:value-type="float">
            <text:p>62171957559</text:p>
          </table:table-cell>
          <table:table-cell office:value-type="float" office:value="67661141203" calcext:value-type="float">
            <text:p>67661141203</text:p>
          </table:table-cell>
          <table:table-cell office:value-type="float" office:value="64427947409" calcext:value-type="float">
            <text:p>644279474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355358144" calcext:value-type="float">
            <text:p>68355358144</text:p>
          </table:table-cell>
          <table:table-cell office:value-type="float" office:value="68448620350" calcext:value-type="float">
            <text:p>68448620350</text:p>
          </table:table-cell>
          <table:table-cell office:value-type="float" office:value="64888812204" calcext:value-type="float">
            <text:p>64888812204</text:p>
          </table:table-cell>
          <table:table-cell office:value-type="float" office:value="66359169545" calcext:value-type="float">
            <text:p>66359169545</text:p>
          </table:table-cell>
          <table:table-cell office:value-type="float" office:value="66759664418" calcext:value-type="float">
            <text:p>66759664418</text:p>
          </table:table-cell>
          <table:table-cell office:value-type="float" office:value="65373635882" calcext:value-type="float">
            <text:p>65373635882</text:p>
          </table:table-cell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 32</text:p>
          </table:table-cell>
          <table:table-cell office:value-type="string" calcext:value-type="string">
            <text:p>Unroll 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52258255" calcext:value-type="float">
            <text:p>68452258255</text:p>
          </table:table-cell>
          <table:table-cell office:value-type="float" office:value="64092236771" calcext:value-type="float">
            <text:p>64092236771</text:p>
          </table:table-cell>
          <table:table-cell office:value-type="float" office:value="65427352944" calcext:value-type="float">
            <text:p>65427352944</text:p>
          </table:table-cell>
          <table:table-cell/>
          <table:table-cell office:value-type="float" office:value="62250936986" calcext:value-type="float">
            <text:p>62250936986</text:p>
          </table:table-cell>
          <table:table-cell office:value-type="float" office:value="62433877613" calcext:value-type="float">
            <text:p>62433877613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6" office:value-type="float" office:value="4276726" calcext:value-type="float">
            <text:p>42767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01738106" calcext:value-type="float">
            <text:p>67501738106</text:p>
          </table:table-cell>
          <table:table-cell office:value-type="float" office:value="64036022671" calcext:value-type="float">
            <text:p>64036022671</text:p>
          </table:table-cell>
          <table:table-cell office:value-type="float" office:value="64135273706" calcext:value-type="float">
            <text:p>64135273706</text:p>
          </table:table-cell>
          <table:table-cell office:value-type="float" office:value="66310717753" calcext:value-type="float">
            <text:p>66310717753</text:p>
          </table:table-cell>
          <table:table-cell office:value-type="float" office:value="65518534574" calcext:value-type="float">
            <text:p>65518534574</text:p>
          </table:table-cell>
          <table:table-cell office:value-type="float" office:value="65659335087" calcext:value-type="float">
            <text:p>65659335087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6" table:style-name="ce1" office:value-type="percentage" office:value="0.001" calcext:value-type="percentage">
            <text:p>0.10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69576622" calcext:value-type="float">
            <text:p>66469576622</text:p>
          </table:table-cell>
          <table:table-cell office:value-type="float" office:value="64146533996" calcext:value-type="float">
            <text:p>64146533996</text:p>
          </table:table-cell>
          <table:table-cell/>
          <table:table-cell office:value-type="float" office:value="66888656983" calcext:value-type="float">
            <text:p>66888656983</text:p>
          </table:table-cell>
          <table:table-cell office:value-type="float" office:value="64460006218" calcext:value-type="float">
            <text:p>64460006218</text:p>
          </table:table-cell>
          <table:table-cell office:value-type="float" office:value="63217231266" calcext:value-type="float">
            <text:p>63217231266</text:p>
          </table:table-cell>
          <table:table-cell/>
          <table:table-cell office:value-type="string" calcext:value-type="string">
            <text:p>Cache miss</text:p>
          </table:table-cell>
          <table:table-cell table:number-columns-repeated="6" table:style-name="ce1" office:value-type="percentage" office:value="0.082" calcext:value-type="percentage">
            <text:p>8.2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46:.C50])" office:value-type="float" office:value="67578245336.4" calcext:value-type="float">
            <text:p>67578245336.4</text:p>
          </table:table-cell>
          <table:table-cell table:formula="of:=AVERAGE([.D46:.D50])" office:value-type="float" office:value="65582966467" calcext:value-type="float">
            <text:p>65582966467</text:p>
          </table:table-cell>
          <table:table-cell table:formula="of:=AVERAGE([.E46:.E50])" office:value-type="float" office:value="64765901027.5" calcext:value-type="float">
            <text:p>64765901027.5</text:p>
          </table:table-cell>
          <table:table-cell table:formula="of:=AVERAGE([.F46:.F50])" office:value-type="float" office:value="65432625460" calcext:value-type="float">
            <text:p>65432625460</text:p>
          </table:table-cell>
          <table:table-cell table:formula="of:=AVERAGE([.G46:.G50])" office:value-type="float" office:value="65330056679.8" calcext:value-type="float">
            <text:p>65330056679.8</text:p>
          </table:table-cell>
          <table:table-cell table:formula="of:=AVERAGE([.H46:.H50])" office:value-type="float" office:value="64222405451.4" calcext:value-type="float">
            <text:p>64222405451.4</text:p>
          </table:table-cell>
          <table:table-cell table:number-columns-repeated="2"/>
          <table:table-cell table:number-columns-repeated="6" table:style-name="ce1" office:value-type="percentage" office:value="0.005" calcext:value-type="percentage">
            <text:p>0.5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46:.C50])" office:value-type="float" office:value="66469576622" calcext:value-type="float">
            <text:p>66469576622</text:p>
          </table:table-cell>
          <table:table-cell table:formula="of:=MIN([.D46:.D50])" office:value-type="float" office:value="64036022671" calcext:value-type="float">
            <text:p>64036022671</text:p>
          </table:table-cell>
          <table:table-cell table:formula="of:=MIN([.E46:.E50])" office:value-type="float" office:value="64135273706" calcext:value-type="float">
            <text:p>64135273706</text:p>
          </table:table-cell>
          <table:table-cell table:formula="of:=MIN([.F46:.F50])" office:value-type="float" office:value="62171957559" calcext:value-type="float">
            <text:p>62171957559</text:p>
          </table:table-cell>
          <table:table-cell table:formula="of:=MIN([.G46:.G50])" office:value-type="float" office:value="62250936986" calcext:value-type="float">
            <text:p>62250936986</text:p>
          </table:table-cell>
          <table:table-cell table:formula="of:=MIN([.H46:.H50])" office:value-type="float" office:value="62433877613" calcext:value-type="float">
            <text:p>62433877613</text:p>
          </table:table-cell>
          <table:table-cell/>
          <table:table-cell office:value-type="string" calcext:value-type="string">
            <text:p>D refs</text:p>
          </table:table-cell>
          <table:table-cell table:number-columns-repeated="6" office:value-type="float" office:value="121970822" calcext:value-type="float">
            <text:p>12197082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L refs</text:p>
          </table:table-cell>
          <table:table-cell table:number-columns-repeated="6" office:value-type="float" office:value="113778879" calcext:value-type="float">
            <text:p>113778879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iteracione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32</text:p>
          </table:table-cell>
          <table:table-cell office:value-type="string" calcext:value-type="string">
            <text:p>Unroll6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iteracion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316532652716" calcext:value-type="float">
            <text:p>316532652716</text:p>
          </table:table-cell>
          <table:table-cell office:value-type="float" office:value="329505263073" calcext:value-type="float">
            <text:p>329505263073</text:p>
          </table:table-cell>
          <table:table-cell office:value-type="float" office:value="311427083778" calcext:value-type="float">
            <text:p>311427083778</text:p>
          </table:table-cell>
          <table:table-cell office:value-type="float" office:value="321306068251" calcext:value-type="float">
            <text:p>321306068251</text:p>
          </table:table-cell>
          <table:table-cell office:value-type="float" office:value="331817611454" calcext:value-type="float">
            <text:p>331817611454</text:p>
          </table:table-cell>
          <table:table-cell office:value-type="float" office:value="322056731667" calcext:value-type="float">
            <text:p>3220567316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0905018884" calcext:value-type="float">
            <text:p>330905018884</text:p>
          </table:table-cell>
          <table:table-cell office:value-type="float" office:value="305599347105" calcext:value-type="float">
            <text:p>305599347105</text:p>
          </table:table-cell>
          <table:table-cell office:value-type="float" office:value="314533814910" calcext:value-type="float">
            <text:p>314533814910</text:p>
          </table:table-cell>
          <table:table-cell office:value-type="float" office:value="330477492687" calcext:value-type="float">
            <text:p>330477492687</text:p>
          </table:table-cell>
          <table:table-cell office:value-type="float" office:value="323610414759" calcext:value-type="float">
            <text:p>323610414759</text:p>
          </table:table-cell>
          <table:table-cell office:value-type="float" office:value="313583527998" calcext:value-type="float">
            <text:p>313583527998</text:p>
          </table:table-cell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 32</text:p>
          </table:table-cell>
          <table:table-cell office:value-type="string" calcext:value-type="string">
            <text:p>Unroll 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251483095" calcext:value-type="float">
            <text:p>310251483095</text:p>
          </table:table-cell>
          <table:table-cell office:value-type="float" office:value="320615675766" calcext:value-type="float">
            <text:p>320615675766</text:p>
          </table:table-cell>
          <table:table-cell office:value-type="float" office:value="311770379576" calcext:value-type="float">
            <text:p>311770379576</text:p>
          </table:table-cell>
          <table:table-cell office:value-type="float" office:value="318303239400" calcext:value-type="float">
            <text:p>318303239400</text:p>
          </table:table-cell>
          <table:table-cell office:value-type="float" office:value="308027834139" calcext:value-type="float">
            <text:p>308027834139</text:p>
          </table:table-cell>
          <table:table-cell office:value-type="float" office:value="316126576228" calcext:value-type="float">
            <text:p>316126576228</text:p>
          </table:table-cell>
          <table:table-cell/>
          <table:table-cell office:value-type="string" calcext:value-type="string">
            <text:p>Branches</text:p>
          </table:table-cell>
          <table:table-cell office:value-type="float" office:value="5507934" calcext:value-type="float">
            <text:p>5507934</text:p>
          </table:table-cell>
          <table:table-cell office:value-type="float" office:value="5507933" calcext:value-type="float">
            <text:p>5507933</text:p>
          </table:table-cell>
          <table:table-cell office:value-type="float" office:value="5507931" calcext:value-type="float">
            <text:p>5507931</text:p>
          </table:table-cell>
          <table:table-cell table:number-columns-repeated="2" office:value-type="float" office:value="5507933" calcext:value-type="float">
            <text:p>5507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6797235307" calcext:value-type="float">
            <text:p>326797235307</text:p>
          </table:table-cell>
          <table:table-cell office:value-type="float" office:value="303683294294" calcext:value-type="float">
            <text:p>303683294294</text:p>
          </table:table-cell>
          <table:table-cell office:value-type="float" office:value="322300824724" calcext:value-type="float">
            <text:p>322300824724</text:p>
          </table:table-cell>
          <table:table-cell office:value-type="float" office:value="317790422657" calcext:value-type="float">
            <text:p>317790422657</text:p>
          </table:table-cell>
          <table:table-cell office:value-type="float" office:value="322314012577" calcext:value-type="float">
            <text:p>322314012577</text:p>
          </table:table-cell>
          <table:table-cell office:value-type="float" office:value="311225767345" calcext:value-type="float">
            <text:p>311225767345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5" table:style-name="ce1" office:value-type="percentage" office:value="0.001" calcext:value-type="percentage">
            <text:p>0.10%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333738634604" calcext:value-type="float">
            <text:p>333738634604</text:p>
          </table:table-cell>
          <table:table-cell/>
          <table:table-cell office:value-type="float" office:value="300852243991" calcext:value-type="float">
            <text:p>300852243991</text:p>
          </table:table-cell>
          <table:table-cell office:value-type="float" office:value="295283160595" calcext:value-type="float">
            <text:p>295283160595</text:p>
          </table:table-cell>
          <table:table-cell office:value-type="float" office:value="333229848568" calcext:value-type="float">
            <text:p>333229848568</text:p>
          </table:table-cell>
          <table:table-cell office:value-type="float" office:value="324815223963" calcext:value-type="float">
            <text:p>324815223963</text:p>
          </table:table-cell>
          <table:table-cell/>
          <table:table-cell office:value-type="string" calcext:value-type="string">
            <text:p>Cache miss</text:p>
          </table:table-cell>
          <table:table-cell table:number-columns-repeated="5" table:style-name="ce1" office:value-type="percentage" office:value="0.0616" calcext:value-type="percentage">
            <text:p>6.16%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58:.C62])" office:value-type="float" office:value="323645004921.2" calcext:value-type="float">
            <text:p>323645004921.2</text:p>
          </table:table-cell>
          <table:table-cell table:formula="of:=AVERAGE([.D58:.D62])" office:value-type="float" office:value="314850895059.5" calcext:value-type="float">
            <text:p>314850895059.5</text:p>
          </table:table-cell>
          <table:table-cell table:formula="of:=AVERAGE([.E58:.E62])" office:value-type="float" office:value="312176869395.8" calcext:value-type="float">
            <text:p>312176869395.8</text:p>
          </table:table-cell>
          <table:table-cell table:formula="of:=AVERAGE([.F58:.F62])" office:value-type="float" office:value="316632076718" calcext:value-type="float">
            <text:p>316632076718</text:p>
          </table:table-cell>
          <table:table-cell table:formula="of:=AVERAGE([.G58:.G62])" office:value-type="float" office:value="323799944299.4" calcext:value-type="float">
            <text:p>323799944299.4</text:p>
          </table:table-cell>
          <table:table-cell table:formula="of:=AVERAGE([.H58:.H62])" office:value-type="float" office:value="317561565440.2" calcext:value-type="float">
            <text:p>317561565440.2</text:p>
          </table:table-cell>
          <table:table-cell table:number-columns-repeated="2"/>
          <table:table-cell table:number-columns-repeated="5" table:style-name="ce1" office:value-type="percentage" office:value="0.138" calcext:value-type="percentage">
            <text:p>13.80%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58:.C62])" office:value-type="float" office:value="310251483095" calcext:value-type="float">
            <text:p>310251483095</text:p>
          </table:table-cell>
          <table:table-cell table:formula="of:=MIN([.D58:.D62])" office:value-type="float" office:value="303683294294" calcext:value-type="float">
            <text:p>303683294294</text:p>
          </table:table-cell>
          <table:table-cell table:formula="of:=MIN([.E58:.E62])" office:value-type="float" office:value="300852243991" calcext:value-type="float">
            <text:p>300852243991</text:p>
          </table:table-cell>
          <table:table-cell table:formula="of:=MIN([.F58:.F62])" office:value-type="float" office:value="295283160595" calcext:value-type="float">
            <text:p>295283160595</text:p>
          </table:table-cell>
          <table:table-cell table:formula="of:=MIN([.G58:.G62])" office:value-type="float" office:value="308027834139" calcext:value-type="float">
            <text:p>308027834139</text:p>
          </table:table-cell>
          <table:table-cell table:formula="of:=MIN([.H58:.H62])" office:value-type="float" office:value="311225767345" calcext:value-type="float">
            <text:p>311225767345</text:p>
          </table:table-cell>
          <table:table-cell table:number-columns-repeated="2"/>
          <table:table-cell table:number-columns-repeated="5" table:style-name="ce1" office:value-type="percentage" office:value="0.006" calcext:value-type="percentage">
            <text:p>0.6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mo 1 corrida</text:p>
          </table:table-cell>
          <table:table-cell table:number-columns-repeated="7"/>
          <table:table-cell office:value-type="string" calcext:value-type="string">
            <text:p>D refs</text:p>
          </table:table-cell>
          <table:table-cell office:value-type="float" office:value="357926043" calcext:value-type="float">
            <text:p>357926043</text:p>
          </table:table-cell>
          <table:table-cell office:value-type="float" office:value="357926029" calcext:value-type="float">
            <text:p>357926029</text:p>
          </table:table-cell>
          <table:table-cell office:value-type="float" office:value="357926009" calcext:value-type="float">
            <text:p>357926009</text:p>
          </table:table-cell>
          <table:table-cell table:number-columns-repeated="2" office:value-type="float" office:value="357926025" calcext:value-type="float">
            <text:p>35792602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L refs</text:p>
          </table:table-cell>
          <table:table-cell table:number-columns-repeated="5" office:value-type="float" office:value="568135279" calcext:value-type="float">
            <text:p>568135279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32</text:p>
          </table:table-cell>
          <table:table-cell office:value-type="string" calcext:value-type="string">
            <text:p>Unroll6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67578245336.4" calcext:value-type="float">
            <text:p>67578245336.4</text:p>
          </table:table-cell>
          <table:table-cell office:value-type="float" office:value="65582966467" calcext:value-type="float">
            <text:p>65582966467</text:p>
          </table:table-cell>
          <table:table-cell office:value-type="float" office:value="64765901027.5" calcext:value-type="float">
            <text:p>64765901027.5</text:p>
          </table:table-cell>
          <table:table-cell office:value-type="float" office:value="65432625460" calcext:value-type="float">
            <text:p>65432625460</text:p>
          </table:table-cell>
          <table:table-cell office:value-type="float" office:value="65330056679.8" calcext:value-type="float">
            <text:p>65330056679.8</text:p>
          </table:table-cell>
          <table:table-cell office:value-type="float" office:value="64222405451.4" calcext:value-type="float">
            <text:p>64222405451.4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 32</text:p>
          </table:table-cell>
          <table:table-cell office:value-type="string" calcext:value-type="string">
            <text:p>Unroll 6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323645004921.2" calcext:value-type="float">
            <text:p>323645004921.2</text:p>
          </table:table-cell>
          <table:table-cell office:value-type="float" office:value="314850895059.5" calcext:value-type="float">
            <text:p>314850895059.5</text:p>
          </table:table-cell>
          <table:table-cell office:value-type="float" office:value="312176869395.8" calcext:value-type="float">
            <text:p>312176869395.8</text:p>
          </table:table-cell>
          <table:table-cell office:value-type="float" office:value="316632076718" calcext:value-type="float">
            <text:p>316632076718</text:p>
          </table:table-cell>
          <table:table-cell office:value-type="float" office:value="323799944299.4" calcext:value-type="float">
            <text:p>323799944299.4</text:p>
          </table:table-cell>
          <table:table-cell office:value-type="float" office:value="317561565440.2" calcext:value-type="float">
            <text:p>317561565440.2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racione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32</text:p>
          </table:table-cell>
          <table:table-cell office:value-type="string" calcext:value-type="string">
            <text:p>Unroll6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racion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652589115060" calcext:value-type="float">
            <text:p>652589115060</text:p>
          </table:table-cell>
          <table:table-cell office:value-type="float" office:value="619039844567" calcext:value-type="float">
            <text:p>619039844567</text:p>
          </table:table-cell>
          <table:table-cell office:value-type="float" office:value="624465464383" calcext:value-type="float">
            <text:p>624465464383</text:p>
          </table:table-cell>
          <table:table-cell office:value-type="float" office:value="625711218470" calcext:value-type="float">
            <text:p>625711218470</text:p>
          </table:table-cell>
          <table:table-cell office:value-type="float" office:value="640539265328" calcext:value-type="float">
            <text:p>640539265328</text:p>
          </table:table-cell>
          <table:table-cell office:value-type="float" office:value="634988656869" calcext:value-type="float">
            <text:p>634988656869</text:p>
          </table:table-cell>
          <table:table-cell office:value-type="float" office:value="618244432964" calcext:value-type="float">
            <text:p>6182444329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77687565274" calcext:value-type="float">
            <text:p>577687565274</text:p>
          </table:table-cell>
          <table:table-cell office:value-type="float" office:value="592064478067" calcext:value-type="float">
            <text:p>592064478067</text:p>
          </table:table-cell>
          <table:table-cell office:value-type="float" office:value="613418092846" calcext:value-type="float">
            <text:p>613418092846</text:p>
          </table:table-cell>
          <table:table-cell office:value-type="float" office:value="632347266826" calcext:value-type="float">
            <text:p>632347266826</text:p>
          </table:table-cell>
          <table:table-cell office:value-type="float" office:value="614554583028" calcext:value-type="float">
            <text:p>614554583028</text:p>
          </table:table-cell>
          <table:table-cell office:value-type="float" office:value="623173781031" calcext:value-type="float">
            <text:p>623173781031</text:p>
          </table:table-cell>
          <table:table-cell office:value-type="float" office:value="637461010229" calcext:value-type="float">
            <text:p>637461010229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 32</text:p>
          </table:table-cell>
          <table:table-cell office:value-type="string" calcext:value-type="string">
            <text:p>Unroll 64</text:p>
          </table:table-cell>
        </table:table-row>
        <table:table-row table:style-name="ro1">
          <table:table-cell table:number-columns-repeated="2"/>
          <table:table-cell office:value-type="float" office:value="592192875854" calcext:value-type="float">
            <text:p>592192875854</text:p>
          </table:table-cell>
          <table:table-cell office:value-type="float" office:value="618307762981" calcext:value-type="float">
            <text:p>618307762981</text:p>
          </table:table-cell>
          <table:table-cell office:value-type="float" office:value="635798463806" calcext:value-type="float">
            <text:p>635798463806</text:p>
          </table:table-cell>
          <table:table-cell office:value-type="float" office:value="623469306478" calcext:value-type="float">
            <text:p>623469306478</text:p>
          </table:table-cell>
          <table:table-cell office:value-type="float" office:value="622205450317" calcext:value-type="float">
            <text:p>622205450317</text:p>
          </table:table-cell>
          <table:table-cell office:value-type="float" office:value="618433458899" calcext:value-type="float">
            <text:p>618433458899</text:p>
          </table:table-cell>
          <table:table-cell office:value-type="float" office:value="633944527769" calcext:value-type="float">
            <text:p>633944527769</text:p>
          </table:table-cell>
          <table:table-cell/>
          <table:table-cell office:value-type="string" calcext:value-type="string">
            <text:p>Branches</text:p>
          </table:table-cell>
          <table:table-cell office:value-type="float" office:value="7046914" calcext:value-type="float">
            <text:p>7046914</text:p>
          </table:table-cell>
          <table:table-cell table:number-columns-repeated="5" office:value-type="float" office:value="7046928" calcext:value-type="float">
            <text:p>7046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6659901317" calcext:value-type="float">
            <text:p>606659901317</text:p>
          </table:table-cell>
          <table:table-cell office:value-type="float" office:value="620030137294" calcext:value-type="float">
            <text:p>620030137294</text:p>
          </table:table-cell>
          <table:table-cell office:value-type="float" office:value="632945194855" calcext:value-type="float">
            <text:p>632945194855</text:p>
          </table:table-cell>
          <table:table-cell office:value-type="float" office:value="587633227901" calcext:value-type="float">
            <text:p>587633227901</text:p>
          </table:table-cell>
          <table:table-cell office:value-type="float" office:value="632086761688" calcext:value-type="float">
            <text:p>632086761688</text:p>
          </table:table-cell>
          <table:table-cell office:value-type="float" office:value="608952543877" calcext:value-type="float">
            <text:p>608952543877</text:p>
          </table:table-cell>
          <table:table-cell office:value-type="float" office:value="593062494248" calcext:value-type="float">
            <text:p>593062494248</text:p>
          </table:table-cell>
          <table:table-cell/>
          <table:table-cell office:value-type="string" calcext:value-type="string">
            <text:p>Mispred rate</text:p>
          </table:table-cell>
          <table:table-cell table:number-columns-repeated="6" table:style-name="ce1" office:value-type="percentage" office:value="0.001" calcext:value-type="percentage">
            <text:p>0.10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2071958309" calcext:value-type="float">
            <text:p>642071958309</text:p>
          </table:table-cell>
          <table:table-cell office:value-type="float" office:value="588510652819" calcext:value-type="float">
            <text:p>588510652819</text:p>
          </table:table-cell>
          <table:table-cell office:value-type="float" office:value="624070473732" calcext:value-type="float">
            <text:p>624070473732</text:p>
          </table:table-cell>
          <table:table-cell office:value-type="float" office:value="614161046357" calcext:value-type="float">
            <text:p>614161046357</text:p>
          </table:table-cell>
          <table:table-cell office:value-type="float" office:value="604614994567" calcext:value-type="float">
            <text:p>604614994567</text:p>
          </table:table-cell>
          <table:table-cell office:value-type="float" office:value="611936733075" calcext:value-type="float">
            <text:p>611936733075</text:p>
          </table:table-cell>
          <table:table-cell office:value-type="float" office:value="619904943414" calcext:value-type="float">
            <text:p>619904943414</text:p>
          </table:table-cell>
          <table:table-cell/>
          <table:table-cell office:value-type="string" calcext:value-type="string">
            <text:p>Cache miss</text:p>
          </table:table-cell>
          <table:table-cell table:number-columns-repeated="6" table:style-name="ce1" office:value-type="percentage" office:value="0.062" calcext:value-type="percentage">
            <text:p>6.2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78:.C82])" office:value-type="float" office:value="614240283162.8" calcext:value-type="float">
            <text:p>614240283162.8</text:p>
          </table:table-cell>
          <table:table-cell table:formula="of:=AVERAGE([.D78:.D82])" office:value-type="float" office:value="607590575145.6" calcext:value-type="float">
            <text:p>607590575145.6</text:p>
          </table:table-cell>
          <table:table-cell table:formula="of:=AVERAGE([.E78:.E82])" office:value-type="float" office:value="626139537924.4" calcext:value-type="float">
            <text:p>626139537924.4</text:p>
          </table:table-cell>
          <table:table-cell table:formula="of:=AVERAGE([.F78:.F82])" office:value-type="float" office:value="616664413206.4" calcext:value-type="float">
            <text:p>616664413206.4</text:p>
          </table:table-cell>
          <table:table-cell table:formula="of:=AVERAGE([.G78:.G82])" office:value-type="float" office:value="622800210985.6" calcext:value-type="float">
            <text:p>622800210985.6</text:p>
          </table:table-cell>
          <table:table-cell table:formula="of:=AVERAGE([.H78:.H82])" office:value-type="float" office:value="619497034750.2" calcext:value-type="float">
            <text:p>619497034750.2</text:p>
          </table:table-cell>
          <table:table-cell table:formula="of:=AVERAGE([.I78:.I82])" office:value-type="float" office:value="620523481724.8" calcext:value-type="float">
            <text:p>620523481724.8</text:p>
          </table:table-cell>
          <table:table-cell table:number-columns-repeated="2"/>
          <table:table-cell table:number-columns-repeated="6" table:style-name="ce1" office:value-type="percentage" office:value="0.151" calcext:value-type="percentage">
            <text:p>15.1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/>
          <table:table-cell table:formula="of:=MIN([.D78:.D82])" office:value-type="float" office:value="588510652819" calcext:value-type="float">
            <text:p>588510652819</text:p>
          </table:table-cell>
          <table:table-cell table:formula="of:=MIN([.E78:.E82])" office:value-type="float" office:value="613418092846" calcext:value-type="float">
            <text:p>613418092846</text:p>
          </table:table-cell>
          <table:table-cell table:formula="of:=MIN([.F78:.F82])" office:value-type="float" office:value="587633227901" calcext:value-type="float">
            <text:p>587633227901</text:p>
          </table:table-cell>
          <table:table-cell table:formula="of:=MIN([.G78:.G82])" office:value-type="float" office:value="604614994567" calcext:value-type="float">
            <text:p>604614994567</text:p>
          </table:table-cell>
          <table:table-cell table:formula="of:=MIN([.H78:.H82])" office:value-type="float" office:value="608952543877" calcext:value-type="float">
            <text:p>608952543877</text:p>
          </table:table-cell>
          <table:table-cell table:formula="of:=MIN([.I78:.I82])" office:value-type="float" office:value="593062494248" calcext:value-type="float">
            <text:p>593062494248</text:p>
          </table:table-cell>
          <table:table-cell table:number-columns-repeated="2"/>
          <table:table-cell table:number-columns-repeated="6" table:style-name="ce1" office:value-type="percentage" office:value="0.006" calcext:value-type="percentage">
            <text:p>0.60%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D refs</text:p>
          </table:table-cell>
          <table:table-cell office:value-type="float" office:value="652869982" calcext:value-type="float">
            <text:p>652869982</text:p>
          </table:table-cell>
          <table:table-cell office:value-type="float" office:value="652870018" calcext:value-type="float">
            <text:p>652870018</text:p>
          </table:table-cell>
          <table:table-cell office:value-type="float" office:value="652870020" calcext:value-type="float">
            <text:p>652870020</text:p>
          </table:table-cell>
          <table:table-cell table:number-columns-repeated="3" office:value-type="float" office:value="652870026" calcext:value-type="float">
            <text:p>652870026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LL refs</text:p>
          </table:table-cell>
          <table:table-cell table:number-columns-repeated="6" office:value-type="float" office:value="1136079786" calcext:value-type="float">
            <text:p>1136079786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 32</text:p>
          </table:table-cell>
          <table:table-cell office:value-type="string" calcext:value-type="string">
            <text:p>Unroll 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614240283162.8" calcext:value-type="float">
            <text:p>614240283162.8</text:p>
          </table:table-cell>
          <table:table-cell office:value-type="float" office:value="607590575145.6" calcext:value-type="float">
            <text:p>607590575145.6</text:p>
          </table:table-cell>
          <table:table-cell office:value-type="float" office:value="626139537924.4" calcext:value-type="float">
            <text:p>626139537924.4</text:p>
          </table:table-cell>
          <table:table-cell office:value-type="float" office:value="616664413206.4" calcext:value-type="float">
            <text:p>616664413206.4</text:p>
          </table:table-cell>
          <table:table-cell office:value-type="float" office:value="622800210985.6" calcext:value-type="float">
            <text:p>622800210985.6</text:p>
          </table:table-cell>
          <table:table-cell office:value-type="float" office:value="619497034750.2" calcext:value-type="float">
            <text:p>619497034750.2</text:p>
          </table:table-cell>
          <table:table-cell office:value-type="float" office:value="620523481724.8" calcext:value-type="float">
            <text:p>620523481724.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ago otro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iteracione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32</text:p>
          </table:table-cell>
          <table:table-cell office:value-type="string" calcext:value-type="string">
            <text:p>Unroll6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iteracion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/>
          <table:table-cell office:value-type="float" office:value="191143143536" calcext:value-type="float">
            <text:p>191143143536</text:p>
          </table:table-cell>
          <table:table-cell office:value-type="float" office:value="189905135739" calcext:value-type="float">
            <text:p>189905135739</text:p>
          </table:table-cell>
          <table:table-cell office:value-type="float" office:value="192641325540" calcext:value-type="float">
            <text:p>19264132554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85084310750" calcext:value-type="float">
            <text:p>185084310750</text:p>
          </table:table-cell>
          <table:table-cell office:value-type="float" office:value="188635617611" calcext:value-type="float">
            <text:p>188635617611</text:p>
          </table:table-cell>
          <table:table-cell office:value-type="float" office:value="193656105376" calcext:value-type="float">
            <text:p>193656105376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 32</text:p>
          </table:table-cell>
          <table:table-cell office:value-type="string" calcext:value-type="string">
            <text:p>Unroll 64</text:p>
          </table:table-cell>
        </table:table-row>
        <table:table-row table:style-name="ro1">
          <table:table-cell table:number-columns-repeated="3"/>
          <table:table-cell office:value-type="float" office:value="182079631716" calcext:value-type="float">
            <text:p>182079631716</text:p>
          </table:table-cell>
          <table:table-cell office:value-type="float" office:value="179999226530" calcext:value-type="float">
            <text:p>179999226530</text:p>
          </table:table-cell>
          <table:table-cell office:value-type="float" office:value="198456050502" calcext:value-type="float">
            <text:p>198456050502</text:p>
          </table:table-cell>
          <table:table-cell table:number-columns-repeated="4"/>
          <table:table-cell office:value-type="string" calcext:value-type="string">
            <text:p>Branches</text:p>
          </table:table-cell>
          <table:table-cell office:value-type="float" office:value="4892326" calcext:value-type="float">
            <text:p>48923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2395348851" calcext:value-type="float">
            <text:p>192395348851</text:p>
          </table:table-cell>
          <table:table-cell office:value-type="float" office:value="187945352949" calcext:value-type="float">
            <text:p>187945352949</text:p>
          </table:table-cell>
          <table:table-cell office:value-type="float" office:value="191562445073" calcext:value-type="float">
            <text:p>191562445073</text:p>
          </table:table-cell>
          <table:table-cell table:number-columns-repeated="4"/>
          <table:table-cell office:value-type="string" calcext:value-type="string">
            <text:p>Mispred rate</text:p>
          </table:table-cell>
          <table:table-cell table:style-name="ce1" office:value-type="percentage" office:value="0.001" calcext:value-type="percentage">
            <text:p>0.10%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3"/>
          <table:table-cell office:value-type="float" office:value="184318632136" calcext:value-type="float">
            <text:p>184318632136</text:p>
          </table:table-cell>
          <table:table-cell/>
          <table:table-cell office:value-type="float" office:value="181112883422" calcext:value-type="float">
            <text:p>181112883422</text:p>
          </table:table-cell>
          <table:table-cell table:number-columns-repeated="4"/>
          <table:table-cell office:value-type="string" calcext:value-type="string">
            <text:p>Cache miss</text:p>
          </table:table-cell>
          <table:table-cell table:style-name="ce1" office:value-type="percentage" office:value="0.0611" calcext:value-type="percentage">
            <text:p>6.11%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/>
          <table:table-cell table:formula="of:=AVERAGE([.D94:.D98])" office:value-type="float" office:value="187004213397.8" calcext:value-type="float">
            <text:p>187004213397.8</text:p>
          </table:table-cell>
          <table:table-cell table:formula="of:=AVERAGE([.E94:.E98])" office:value-type="float" office:value="186621333207.25" calcext:value-type="float">
            <text:p>186621333207.25</text:p>
          </table:table-cell>
          <table:table-cell table:formula="of:=AVERAGE([.F94:.F98])" office:value-type="float" office:value="191485761982.6" calcext:value-type="float">
            <text:p>191485761982.6</text:p>
          </table:table-cell>
          <table:table-cell table:formula="of:=AVERAGE([.G94:.G98])" office:value-type="string" office:string-value="" calcext:value-type="error">
            <text:p>#DIV/0!</text:p>
          </table:table-cell>
          <table:table-cell table:formula="of:=AVERAGE([.H94:.H98])" office:value-type="string" office:string-value="" calcext:value-type="error">
            <text:p>#DIV/0!</text:p>
          </table:table-cell>
          <table:table-cell table:formula="of:=AVERAGE([.I94:.I98])" office:value-type="string" office:string-value="" calcext:value-type="error">
            <text:p>#DIV/0!</text:p>
          </table:table-cell>
          <table:table-cell table:number-columns-repeated="2"/>
          <table:table-cell table:style-name="ce1" office:value-type="percentage" office:value="0.124" calcext:value-type="percentage">
            <text:p>12.40%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/>
          <table:table-cell table:formula="of:=MIN([.D94:.D98])" office:value-type="float" office:value="182079631716" calcext:value-type="float">
            <text:p>182079631716</text:p>
          </table:table-cell>
          <table:table-cell table:formula="of:=MIN([.E94:.E98])" office:value-type="float" office:value="179999226530" calcext:value-type="float">
            <text:p>179999226530</text:p>
          </table:table-cell>
          <table:table-cell table:formula="of:=MIN([.F94:.F98])" office:value-type="float" office:value="181112883422" calcext:value-type="float">
            <text:p>181112883422</text:p>
          </table:table-cell>
          <table:table-cell table:formula="of:=MIN([.G94:.G98])" office:value-type="float" office:value="0" calcext:value-type="float">
            <text:p>0</text:p>
          </table:table-cell>
          <table:table-cell table:formula="of:=MIN([.H94:.H98])" office:value-type="float" office:value="0" calcext:value-type="float">
            <text:p>0</text:p>
          </table:table-cell>
          <table:table-cell table:formula="of:=MIN([.I94:.I98])" office:value-type="float" office:value="0" calcext:value-type="float">
            <text:p>0</text:p>
          </table:table-cell>
          <table:table-cell table:number-columns-repeated="2"/>
          <table:table-cell table:style-name="ce1" office:value-type="percentage" office:value="0.006" calcext:value-type="percentage">
            <text:p>0.60%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10"/>
          <table:table-cell office:value-type="string" calcext:value-type="string">
            <text:p>D refs</text:p>
          </table:table-cell>
          <table:table-cell office:value-type="float" office:value="239948425" calcext:value-type="float">
            <text:p>239948425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LL refs</text:p>
          </table:table-cell>
          <table:table-cell office:value-type="float" office:value="340956786" calcext:value-type="float">
            <text:p>34095678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5:35:35.067814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7:35.504945388</meta:creation-date>
    <dc:date>2016-11-01T15:38:52.731292921</dc:date>
    <meta:editing-duration>PT6H10M55S</meta:editing-duration>
    <meta:editing-cycles>47</meta:editing-cycles>
    <meta:generator>LibreOffice/5.1.4.2$Linux_X86_64 LibreOffice_project/10m0$Build-2</meta:generator>
    <meta:document-statistic meta:table-count="1" meta:cell-count="6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6.504cm" svg:y="0.316cm" chart:style-name="ch2">
          <text:p>Loop Unrolling</text:p>
        </chart:title>
        <chart:subtitle svg:x="6.623cm" svg:y="1.275cm" chart:style-name="ch3">
          <text:p>100 iteraciones</text:p>
        </chart:subtitle>
        <chart:legend chart:legend-position="end" svg:x="13.215cm" svg:y="4.203cm" style:legend-expansion="high" chart:style-name="ch4"/>
        <chart:plot-area chart:style-name="ch5" table:cell-range-address="Sheet1.B68:Sheet1.H69" chart:data-source-has-labels="both" svg:x="0.32cm" svg:y="2.138cm" svg:width="12.575cm" svg:height="6.687cm">
          <chartooo:coordinate-region svg:x="2.608cm" svg:y="2.338cm" svg:width="10.287cm" svg:height="5.841cm"/>
          <chart:axis chart:dimension="x" chart:name="primary-x" chart:style-name="ch6" chartooo:axis-type="auto">
            <chartooo:date-scale/>
            <chart:categories table:cell-range-address="Sheet1.C68:Sheet1.H6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69:Sheet1.H69" chart:label-cell-address="Sheet1.B69:Sheet1.B6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roll 2</text:p>
                <draw:g>
                  <svg:desc>Sheet1.C68:Sheet1.H68</svg:desc>
                </draw:g>
              </table:table-cell>
              <table:table-cell office:value-type="string">
                <text:p>Unroll 4</text:p>
              </table:table-cell>
              <table:table-cell office:value-type="string">
                <text:p>Unroll 8</text:p>
              </table:table-cell>
              <table:table-cell office:value-type="string">
                <text:p>Unroll 16</text:p>
              </table:table-cell>
              <table:table-cell office:value-type="string">
                <text:p>Unroll32</text:p>
              </table:table-cell>
              <table:table-cell office:value-type="string">
                <text:p>Unroll64</text:p>
              </table:table-cell>
            </table:table-row>
          </table:table-header-rows>
          <table:table-rows>
            <table:table-row>
              <table:table-cell office:value-type="string">
                <text:p>ciclos totales</text:p>
                <draw:g>
                  <svg:desc>Sheet1.B69:Sheet1.B69</svg:desc>
                </draw:g>
              </table:table-cell>
              <table:table-cell office:value-type="float" office:value="67578245336.4">
                <text:p>67578245336.4</text:p>
                <draw:g>
                  <svg:desc>Sheet1.C69:Sheet1.H69</svg:desc>
                </draw:g>
              </table:table-cell>
              <table:table-cell office:value-type="float" office:value="65582966467">
                <text:p>65582966467</text:p>
              </table:table-cell>
              <table:table-cell office:value-type="float" office:value="64765901027.5">
                <text:p>64765901027.5</text:p>
              </table:table-cell>
              <table:table-cell office:value-type="float" office:value="65432625460">
                <text:p>65432625460</text:p>
              </table:table-cell>
              <table:table-cell office:value-type="float" office:value="65330056679.8">
                <text:p>65330056679.8</text:p>
              </table:table-cell>
              <table:table-cell office:value-type="float" office:value="64222405451.4">
                <text:p>6422240545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title svg:x="6.497cm" svg:y="0.316cm" chart:style-name="ch2">
          <text:p>Loop Unrolling</text:p>
        </chart:title>
        <chart:subtitle svg:x="6.616cm" svg:y="1.275cm" chart:style-name="ch3">
          <text:p>500 iteraciones</text:p>
        </chart:subtitle>
        <chart:legend chart:legend-position="end" svg:x="13.201cm" svg:y="4.203cm" style:legend-expansion="high" chart:style-name="ch4"/>
        <chart:plot-area chart:style-name="ch5" table:cell-range-address="Sheet1.B71:Sheet1.H72" chart:data-source-has-labels="both" svg:x="0.319cm" svg:y="2.138cm" svg:width="12.563cm" svg:height="6.687cm">
          <chartooo:coordinate-region svg:x="2.793cm" svg:y="2.337cm" svg:width="10.089cm" svg:height="5.841cm"/>
          <chart:axis chart:dimension="x" chart:name="primary-x" chart:style-name="ch6" chartooo:axis-type="auto">
            <chartooo:date-scale/>
            <chart:categories table:cell-range-address="Sheet1.C71:Sheet1.H7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72:Sheet1.H72" chart:label-cell-address="Sheet1.B72:Sheet1.B7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roll 2</text:p>
                <draw:g>
                  <svg:desc>Sheet1.C71:Sheet1.H71</svg:desc>
                </draw:g>
              </table:table-cell>
              <table:table-cell office:value-type="string">
                <text:p>Unroll 4</text:p>
              </table:table-cell>
              <table:table-cell office:value-type="string">
                <text:p>Unroll 8</text:p>
              </table:table-cell>
              <table:table-cell office:value-type="string">
                <text:p>Unroll 16</text:p>
              </table:table-cell>
              <table:table-cell office:value-type="string">
                <text:p>Unroll 32</text:p>
              </table:table-cell>
              <table:table-cell office:value-type="string">
                <text:p>Unroll 64</text:p>
              </table:table-cell>
            </table:table-row>
          </table:table-header-rows>
          <table:table-rows>
            <table:table-row>
              <table:table-cell office:value-type="string">
                <text:p>ciclos totales</text:p>
                <draw:g>
                  <svg:desc>Sheet1.B72:Sheet1.B72</svg:desc>
                </draw:g>
              </table:table-cell>
              <table:table-cell office:value-type="float" office:value="323645004921.2">
                <text:p>323645004921.2</text:p>
                <draw:g>
                  <svg:desc>Sheet1.C72:Sheet1.H72</svg:desc>
                </draw:g>
              </table:table-cell>
              <table:table-cell office:value-type="float" office:value="314850895059.5">
                <text:p>314850895059.5</text:p>
              </table:table-cell>
              <table:table-cell office:value-type="float" office:value="312176869395.8">
                <text:p>312176869395.8</text:p>
              </table:table-cell>
              <table:table-cell office:value-type="float" office:value="316632076718">
                <text:p>316632076718</text:p>
              </table:table-cell>
              <table:table-cell office:value-type="float" office:value="323799944299.4">
                <text:p>323799944299.4</text:p>
              </table:table-cell>
              <table:table-cell office:value-type="float" office:value="317561565440.2">
                <text:p>31756156544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bar" chart:style-name="ch1">
        <chart:title svg:x="6.494cm" svg:y="0.316cm" chart:style-name="ch2">
          <text:p>Loop Unrolling</text:p>
        </chart:title>
        <chart:subtitle svg:x="6.507cm" svg:y="1.275cm" chart:style-name="ch3">
          <text:p>1000 iteraciones</text:p>
        </chart:subtitle>
        <chart:legend chart:legend-position="end" svg:x="13.195cm" svg:y="4.203cm" style:legend-expansion="high" chart:style-name="ch4"/>
        <chart:plot-area chart:style-name="ch5" table:cell-range-address="Sheet1.B88:Sheet1.I89" chart:data-source-has-labels="both" svg:x="0.319cm" svg:y="2.138cm" svg:width="12.557cm" svg:height="6.687cm">
          <chartooo:coordinate-region svg:x="2.793cm" svg:y="2.337cm" svg:width="10.083cm" svg:height="5.841cm"/>
          <chart:axis chart:dimension="x" chart:name="primary-x" chart:style-name="ch6" chartooo:axis-type="auto">
            <chartooo:date-scale/>
            <chart:categories table:cell-range-address="Sheet1.C88:Sheet1.I8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89:Sheet1.I89" chart:label-cell-address="Sheet1.B89:Sheet1.B89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C88:Sheet1.I88</svg:desc>
                </draw:g>
              </table:table-cell>
              <table:table-cell office:value-type="string">
                <text:p>Unroll 2</text:p>
              </table:table-cell>
              <table:table-cell office:value-type="string">
                <text:p>Unroll 4</text:p>
              </table:table-cell>
              <table:table-cell office:value-type="string">
                <text:p>Unroll 8</text:p>
              </table:table-cell>
              <table:table-cell office:value-type="string">
                <text:p>Unroll 16</text:p>
              </table:table-cell>
              <table:table-cell office:value-type="string">
                <text:p>Unroll 32</text:p>
              </table:table-cell>
              <table:table-cell office:value-type="string">
                <text:p>Unroll 64</text:p>
              </table:table-cell>
            </table:table-row>
          </table:table-header-rows>
          <table:table-rows>
            <table:table-row>
              <table:table-cell office:value-type="string">
                <text:p>ciclos totales</text:p>
                <draw:g>
                  <svg:desc>Sheet1.B89:Sheet1.B89</svg:desc>
                </draw:g>
              </table:table-cell>
              <table:table-cell office:value-type="float" office:value="614240283162.8">
                <text:p>614240283162.8</text:p>
                <draw:g>
                  <svg:desc>Sheet1.C89:Sheet1.I89</svg:desc>
                </draw:g>
              </table:table-cell>
              <table:table-cell office:value-type="float" office:value="607590575145.6">
                <text:p>607590575145.6</text:p>
              </table:table-cell>
              <table:table-cell office:value-type="float" office:value="626139537924.4">
                <text:p>626139537924.4</text:p>
              </table:table-cell>
              <table:table-cell office:value-type="float" office:value="616664413206.4">
                <text:p>616664413206.4</text:p>
              </table:table-cell>
              <table:table-cell office:value-type="float" office:value="622800210985.6">
                <text:p>622800210985.6</text:p>
              </table:table-cell>
              <table:table-cell office:value-type="float" office:value="619497034750.2">
                <text:p>619497034750.2</text:p>
              </table:table-cell>
              <table:table-cell office:value-type="float" office:value="620523481724.8">
                <text:p>620523481724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